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Excel_32_Built-in_32_Normal" style:data-style-name="N37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7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Excel_32_Built-in_32_Normal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roman"/>
    </style:style>
    <style:style style:name="T3" style:family="text" style:parent-style-name="Default">
      <style:text-properties fo:color="#FF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5.02708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5.66208333333333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29.2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euf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" table:number-rows-spanned="4" table:style-name="ce7">
            <text:p>Viande hachée</text:p>
          </table:table-cell>
          <table:table-cell office:value-type="float" office:value="9.6" table:number-columns-spanned="1" table:number-rows-spanned="4" table:style-name="ce8">
            <text:p>9.60 €</text:p>
          </table:table-cell>
          <table:table-cell table:number-columns-repeated="16382"/>
        </table:table-row>
        <table:table-row table:number-rows-repeated="3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7">
            <text:p>Steaks hachés</text:p>
          </table:table-cell>
          <table:table-cell office:value-type="float" office:value="11" table:number-columns-spanned="1" table:number-rows-spanned="2" table:style-name="ce8">
            <text:p>11.00 €</text:p>
          </table:table-cell>
          <table:table-cell table:number-columns-repeated="16382"/>
        </table:table-row>
        <table:table-row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number-columns-spanned="1" table:number-rows-spanned="4" table:style-name="ce7">
            <text:p>Steaks</text:p>
          </table:table-cell>
          <table:table-cell office:value-type="float" office:value="15.2" table:number-columns-spanned="1" table:number-rows-spanned="4" table:style-name="ce8">
            <text:p>15.20 €</text:p>
          </table:table-cell>
          <table:table-cell table:number-columns-repeated="16382"/>
        </table:table-row>
        <table:table-row table:number-rows-repeated="3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number-columns-spanned="1" table:number-rows-spanned="3" table:style-name="ce7">
            <text:p>Viande à fondue ou brochette (viande découpée en morceaux)</text:p>
          </table:table-cell>
          <table:table-cell office:value-type="float" office:value="17.2" table:number-columns-spanned="1" table:number-rows-spanned="3" table:style-name="ce8">
            <text:p>17.20 €</text:p>
          </table:table-cell>
          <table:table-cell table:number-columns-repeated="16382"/>
        </table:table-row>
        <table:table-row table:number-rows-repeated="2" table:style-name="ro1">
          <table:covered-table-cell/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Côte (600 à 800gr/u)</text:p>
          </table:table-cell>
          <table:table-cell office:value-type="float" office:value="22.2" table:style-name="ce3">
            <text:p>22.20 €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ntrecôte (env 200gr/u)</text:p>
          </table:table-cell>
          <table:table-cell office:value-type="float" office:value="22.2" table:style-name="ce3">
            <text:p>22.20 €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sbeef</text:p>
          </table:table-cell>
          <table:table-cell office:value-type="float" office:value="21.2" table:style-name="ce3">
            <text:p>21.20 €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ti cocotte</text:p>
          </table:table-cell>
          <table:table-cell office:value-type="float" office:value="12.1" table:style-name="ce3">
            <text:p>12.10 €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7">
            <text:p>Pot au feu</text:p>
          </table:table-cell>
          <table:table-cell office:value-type="float" office:value="8.1999999999999993" table:number-columns-spanned="1" table:number-rows-spanned="2" table:style-name="ce8">
            <text:p>8.20 €</text:p>
          </table:table-cell>
          <table:table-cell table:number-columns-repeated="16382"/>
        </table:table-row>
        <table:table-row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7">
            <text:p>Jarret de bœuf</text:p>
          </table:table-cell>
          <table:table-cell office:value-type="float" office:value="8.1999999999999993" table:number-columns-spanned="1" table:number-rows-spanned="2" table:style-name="ce8">
            <text:p>8.20 €</text:p>
          </table:table-cell>
          <table:table-cell table:number-columns-repeated="16382"/>
        </table:table-row>
        <table:table-row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number-columns-spanned="1" table:number-rows-spanned="3" table:style-name="ce7">
            <text:p>Viande à Bourguignon</text:p>
          </table:table-cell>
          <table:table-cell office:value-type="float" office:value="11.1" table:number-columns-spanned="1" table:number-rows-spanned="3" table:style-name="ce8">
            <text:p>11.10 €</text:p>
          </table:table-cell>
          <table:table-cell table:number-columns-repeated="16382"/>
        </table:table-row>
        <table:table-row table:number-rows-repeated="2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number-columns-spanned="1" table:number-rows-spanned="4" table:style-name="ce7">
            <text:p>Saucisse de bœuf <text:s text:c="22"/>(80 à 90g la saucisse)</text:p>
          </table:table-cell>
          <table:table-cell office:value-type="float" office:value="13.2" table:number-columns-spanned="1" table:number-rows-spanned="4" table:style-name="ce8">
            <text:p>13.20 €</text:p>
          </table:table-cell>
          <table:table-cell table:number-columns-repeated="16382"/>
        </table:table-row>
        <table:table-row table:number-rows-repeated="3" table:style-name="ro1">
          <table:covered-table-cell/>
          <table:covered-table-cell/>
          <table:table-cell table:number-columns-repeated="16382"/>
        </table:table-row>
        <table:table-row table:style-name="ro3">
          <table:table-cell office:value-type="string" table:style-name="ce2">
            <text:p>Merguez de bœuf <text:s text:c="26"/>(80 à 90g la merguez)</text:p>
          </table:table-cell>
          <table:table-cell office:value-type="float" office:value="12" table:style-name="ce3">
            <text:p>12.00 €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s à moelle (paquet de 3/4 os)</text:p>
          </table:table-cell>
          <table:table-cell office:value-type="float" office:value="2.5" table:style-name="ce3">
            <text:p>2.50 €</text:p>
          </table:table-cell>
          <table:table-cell table:number-columns-repeated="16382"/>
        </table:table-row>
        <table:table-row table:number-rows-repeated="1048546" table:style-name="ro1">
          <table:table-cell table:number-columns-repeated="16384"/>
        </table:table-row>
      </table:table>
      <table:table table:name="Porc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4">
            <text:p>Pied de porc</text:p>
          </table:table-cell>
          <table:table-cell office:value-type="float" office:value="3.5" table:style-name="ce5">
            <text:p>3.5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Saindoux</text:p>
          </table:table-cell>
          <table:table-cell office:value-type="float" office:value="6.1" table:style-name="ce5">
            <text:p>6.1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Jarret</text:p>
          </table:table-cell>
          <table:table-cell office:value-type="float" office:value="8.1" table:style-name="ce5">
            <text:p>8.1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ti</text:p>
          </table:table-cell>
          <table:table-cell office:value-type="float" office:value="9" table:style-name="ce5">
            <text:p>9.0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Lard tranché ou non tranché</text:p>
          </table:table-cell>
          <table:table-cell office:value-type="float" office:value="9.3000000000000007" table:style-name="ce5">
            <text:p>9.30 €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Lard tranché mariné</text:p>
            <text:p><text:span text:style-name="T2">(disponibles du 15/4 au 15/9)</text:span></text:p>
          </table:table-cell>
          <table:table-cell office:value-type="float" office:value="9.8000000000000007" table:style-name="ce5">
            <text:p>9.8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oitrine fumée</text:p>
          </table:table-cell>
          <table:table-cell office:value-type="float" office:value="13.3" table:style-name="ce5">
            <text:p>13.3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ôtes 1ères</text:p>
          </table:table-cell>
          <table:table-cell office:value-type="float" office:value="11.3" table:style-name="ce5">
            <text:p>11.30 €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ôtes 1ères marinées</text:p>
            <text:p><text:span text:style-name="T2">(disponibles du 15/4 au 15/9)</text:span></text:p>
          </table:table-cell>
          <table:table-cell office:value-type="float" office:value="11.8" table:style-name="ce5">
            <text:p>11.8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ôtes échine</text:p>
          </table:table-cell>
          <table:table-cell office:value-type="float" office:value="11.8" table:style-name="ce5">
            <text:p>11.8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oti</text:p>
          </table:table-cell>
          <table:table-cell office:value-type="float" office:value="12.2" table:style-name="ce5">
            <text:p>12.2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Sauté</text:p>
          </table:table-cell>
          <table:table-cell office:value-type="float" office:value="12.2" table:style-name="ce5">
            <text:p>12.2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alette à la diable</text:p>
          </table:table-cell>
          <table:table-cell office:value-type="float" office:value="17" table:style-name="ce5">
            <text:p>17.0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Grillades</text:p>
          </table:table-cell>
          <table:table-cell office:value-type="float" office:value="12.3" table:style-name="ce5">
            <text:p>12.3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Viande pour brochettes</text:p>
          </table:table-cell>
          <table:table-cell office:value-type="float" office:value="14.3" table:style-name="ce5">
            <text:p>14.3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hair à saucisses</text:p>
          </table:table-cell>
          <table:table-cell office:value-type="float" office:value="10.3" table:style-name="ce5">
            <text:p>10.3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répinette<text:s/><text:span text:style-name="T3">(chair à saucisses + crépine)</text:span></text:p>
          </table:table-cell>
          <table:table-cell office:value-type="float" office:value="13.3" table:style-name="ce5">
            <text:p>13.3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etites saucisses</text:p>
          </table:table-cell>
          <table:table-cell office:value-type="float" office:value="12.9" table:style-name="ce5">
            <text:p>12.90 €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<text:span text:style-name="T1">Saucisses blanches</text:span><text:span text:style-name="T1"/></text:p>
            <text:p><text:span text:style-name="T2">(disponibles du 15/4 au 15/9)</text:span></text:p>
          </table:table-cell>
          <table:table-cell office:value-type="float" office:value="14.3" table:style-name="ce5">
            <text:p>14.30 €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<text:span text:style-name="T1">Boudin noir</text:span><text:span text:style-name="T1"/></text:p>
            <text:p><text:span text:style-name="T2">(disponibles du 15/9 au 15/4)</text:span></text:p>
          </table:table-cell>
          <table:table-cell office:value-type="float" office:value="13.3" table:style-name="ce5">
            <text:p>13.3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Boudin blanc</text:p>
          </table:table-cell>
          <table:table-cell office:value-type="float" office:value="18.100000000000001" table:style-name="ce5">
            <text:p>18.1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Saucisse à cuire fumée</text:p>
          </table:table-cell>
          <table:table-cell office:value-type="float" office:value="13.1" table:style-name="ce5">
            <text:p>13.1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Viennoises (knacks)</text:p>
          </table:table-cell>
          <table:table-cell office:value-type="float" office:value="13.1" table:style-name="ce5">
            <text:p>13.1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romage de tête</text:p>
          </table:table-cell>
          <table:table-cell office:value-type="float" office:value="13.1" table:style-name="ce5">
            <text:p>13.1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ervelas</text:p>
          </table:table-cell>
          <table:table-cell office:value-type="float" office:value="13.6" table:style-name="ce5">
            <text:p>13.6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até de campagne</text:p>
          </table:table-cell>
          <table:table-cell office:value-type="float" office:value="14.1" table:style-name="ce5">
            <text:p>14.1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illettes</text:p>
          </table:table-cell>
          <table:table-cell office:value-type="float" office:value="14.1" table:style-name="ce5">
            <text:p>14.1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Saucisson à l'ail</text:p>
          </table:table-cell>
          <table:table-cell office:value-type="float" office:value="14.1" table:style-name="ce5">
            <text:p>14.1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oulade de jambon</text:p>
          </table:table-cell>
          <table:table-cell office:value-type="float" office:value="14.1" table:style-name="ce5">
            <text:p>14.1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Jambon blanc</text:p>
          </table:table-cell>
          <table:table-cell office:value-type="float" office:value="20" table:style-name="ce5">
            <text:p>20.0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useau fumé</text:p>
          </table:table-cell>
          <table:table-cell office:value-type="float" office:value="23.2" table:style-name="ce5">
            <text:p>23.2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ppa tranché</text:p>
          </table:table-cell>
          <table:table-cell office:value-type="float" office:value="30.2" table:style-name="ce5">
            <text:p>30.20 €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Bacon</text:p>
          </table:table-cell>
          <table:table-cell office:value-type="float" office:value="30.2" table:style-name="ce5">
            <text:p>30.20 €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number:number-style style:name="N37">
      <number:number number:decimal-places="2" number:min-integer-digits="1" number:grouping="true"/>
      <number:text> €</number:text>
    </number:number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03</meta:generator>
    <meta:initial-creator>Mathilde SCHMITT</meta:initial-creator>
    <dc:creator>X</dc:creator>
    <meta:creation-date>2023-01-09T15:47:14Z</meta:creation-date>
    <dc:date>2023-01-13T13:55:56Z</dc:date>
    <meta:editing-cycles>4</meta:editing-cycles>
    <meta:editing-duration>PT300S</meta:editing-duration>
  </office:meta>
</office:document-meta>
</file>